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A000001F4A6D6FA09.jpg"/>
  <manifest:file-entry manifest:media-type="image/gif" manifest:full-path="Pictures/100002000000007D00000049284B6732.gif"/>
  <manifest:file-entry manifest:media-type="image/gif" manifest:full-path="Pictures/10000200000000AF000000E8985AEDF6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1cm" svg:stroke-color="#666699" draw:marker-start-width="0.076cm" draw:marker-end-width="0.076cm" draw:stroke-linejoin="bevel" draw:fill="solid" draw:fill-color="#004a4a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666699" draw:marker-start-width="0.076cm" draw:marker-end="Arrow" draw:marker-end-width="0.076cm" draw:stroke-linejoin="bevel" draw:fill="solid" draw:fill-color="#004a4a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T1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3.788cm" svg:height="4.335cm" svg:x="2.54cm" svg:y="12.231cm">
          <draw:image xlink:href="Pictures/10000200000000AF000000E8985AEDF6.gif" xlink:type="simple" xlink:show="embed" xlink:actuate="onLoad">
            <text:p/>
          </draw:image>
        </draw:frame>
        <draw:custom-shape draw:style-name="gr2" draw:text-style-name="P2" draw:id="id3" draw:layer="layout" svg:width="2.654cm" svg:height="1.36cm" svg:x="2.896cm" svg:y="9.246cm">
          <text:p text:style-name="P2">Strains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9024.075531077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1" draw:layer="layout" svg:x1="7.976cm" svg:y1="11.389cm" svg:x2="6.328cm" svg:y2="14.398cm" draw:start-shape="id1" draw:start-glue-point="6" draw:end-shape="id2" draw:end-glue-point="1">
          <text:p/>
        </draw:connector>
        <draw:connector draw:style-name="gr3" draw:text-style-name="P1" draw:layer="layout" svg:x1="2.896cm" svg:y1="10.209cm" svg:x2="4.434cm" svg:y2="12.231cm" draw:start-shape="id3" draw:start-glue-point="6" draw:end-shape="id2" draw:end-glue-point="0">
          <text:p/>
        </draw:connector>
        <draw:connector draw:style-name="gr3" draw:text-style-name="P1" draw:layer="layout" svg:x1="10.809cm" svg:y1="16.484cm" svg:x2="6.328cm" svg:y2="14.398cm" draw:start-shape="id4" draw:start-glue-point="7" draw:end-shape="id2" draw:end-glue-point="1">
          <text:p/>
        </draw:connector>
        <draw:connector draw:style-name="gr3" draw:text-style-name="P1" draw:layer="layout" svg:x1="12.421cm" svg:y1="15.519cm" svg:x2="14.961cm" svg:y2="14.326cm" draw:start-shape="id4" draw:start-glue-point="9" draw:end-shape="id5" draw:end-glue-point="2">
          <text:p/>
        </draw:connector>
        <draw:connector draw:style-name="gr4" draw:text-style-name="P1" draw:layer="layout" svg:x1="13.691cm" svg:y1="9.986cm" svg:x2="10.63cm" svg:y2="10.821cm" draw:start-shape="id6" draw:start-glue-point="3" draw:end-shape="id1" draw:end-glue-point="9">
          <text:p/>
        </draw:connector>
        <draw:custom-shape draw:style-name="gr5" draw:text-style-name="P2" draw:id="id7" draw:layer="layout" svg:width="5.08cm" svg:height="1.27cm" svg:x="12.421cm" svg:y="6.706cm">
          <text:p text:style-name="P2">Vector Backbon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8" draw:layer="layout" svg:width="2.54cm" svg:height="1.27cm" svg:x="18.771cm" svg:y="12.421cm">
          <text:p text:style-name="P2">Gen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5" draw:layer="layout" svg:width="2.54cm" svg:height="1.27cm" svg:x="13.691cm" svg:y="13.056cm">
          <text:p text:style-name="P2">PC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961cm" svg:y1="13.056cm" svg:x2="15.631cm" svg:y2="11.278cm" draw:start-shape="id5" draw:start-glue-point="0" draw:end-shape="id6" draw:end-glue-point="2">
          <text:p/>
        </draw:connector>
        <draw:connector draw:style-name="gr3" draw:text-style-name="P1" draw:layer="layout" svg:x1="14.961cm" svg:y1="7.976cm" svg:x2="15.631cm" svg:y2="8.695cm" draw:start-shape="id7" draw:start-glue-point="2" draw:end-shape="id6" draw:end-glue-point="0">
          <text:p/>
        </draw:connector>
        <draw:connector draw:style-name="gr3" draw:text-style-name="P1" draw:layer="layout" svg:x1="20.041cm" svg:y1="12.421cm" svg:x2="17.571cm" svg:y2="9.986cm" draw:start-shape="id8" draw:start-glue-point="0" draw:end-shape="id6" draw:end-glue-point="1">
          <text:p/>
        </draw:connector>
        <draw:connector draw:style-name="gr3" draw:text-style-name="P1" draw:layer="layout" svg:x1="4.434cm" svg:y1="16.566cm" svg:x2="6.706cm" svg:y2="19.644cm" draw:start-shape="id2" draw:start-glue-point="2" draw:end-shape="id9" draw:end-glue-point="6">
          <text:p/>
        </draw:connector>
        <draw:connector draw:style-name="gr3" draw:text-style-name="P1" draw:layer="layout" svg:x1="9.36cm" svg:y1="19.076cm" svg:x2="20.041cm" svg:y2="13.691cm" draw:start-shape="id9" draw:start-glue-point="9" draw:end-shape="id8" draw:end-glue-point="2">
          <text:p/>
        </draw:connector>
        <draw:g>
          <draw:frame draw:style-name="gr1" draw:text-style-name="P1" draw:layer="layout" svg:width="0.384cm" svg:height="0.95cm" svg:x="3.783cm" svg:y="8.758cm">
            <draw:image xlink:href="Pictures/10000000000000CA000001F4A6D6FA09.jpg" xlink:type="simple" xlink:show="embed" xlink:actuate="onLoad">
              <text:p/>
            </draw:image>
          </draw:frame>
          <draw:frame draw:style-name="gr1" draw:text-style-name="P1" draw:layer="layout" svg:width="0.384cm" svg:height="0.95cm" svg:x="4.418cm" svg:y="8.758cm">
            <draw:image xlink:href="Pictures/10000000000000CA000001F4A6D6FA09.jpg" xlink:type="simple" xlink:show="embed" xlink:actuate="onLoad">
              <text:p/>
            </draw:image>
          </draw:frame>
          <draw:frame draw:style-name="gr1" draw:text-style-name="P1" draw:layer="layout" svg:width="0.384cm" svg:height="0.95cm" svg:x="4.034cm" svg:y="8.443cm">
            <draw:image xlink:href="Pictures/10000000000000CA000001F4A6D6FA09.jpg" xlink:type="simple" xlink:show="embed" xlink:actuate="onLoad">
              <text:p/>
            </draw:image>
          </draw:frame>
          <draw:frame draw:style-name="gr1" draw:text-style-name="P1" draw:layer="layout" svg:width="0.384cm" svg:height="0.95cm" svg:x="4.669cm" svg:y="8.443cm">
            <draw:image xlink:href="Pictures/10000000000000CA000001F4A6D6FA09.jpg" xlink:type="simple" xlink:show="embed" xlink:actuate="onLoad">
              <text:p/>
            </draw:image>
          </draw:frame>
        </draw:g>
        <draw:g>
          <draw:custom-shape draw:style-name="gr2" draw:text-style-name="P2" draw:id="id4" draw:layer="layout" svg:width="2.654cm" svg:height="1.36cm" svg:x="9.767cm" svg:y="15.124cm">
            <text:p text:style-name="P2">Primers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9024.0755310778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frame draw:style-name="gr1" draw:text-style-name="P1" draw:layer="layout" svg:width="0.384cm" svg:height="0.95cm" svg:x="10.516cm" svg:y="14.641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11.151cm" svg:y="14.641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10.767cm" svg:y="14.326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11.402cm" svg:y="14.326cm">
              <draw:image xlink:href="Pictures/10000000000000CA000001F4A6D6FA09.jpg" xlink:type="simple" xlink:show="embed" xlink:actuate="onLoad">
                <text:p/>
              </draw:image>
            </draw:frame>
          </draw:g>
        </draw:g>
        <draw:g draw:id="id10">
          <draw:custom-shape draw:style-name="gr2" draw:text-style-name="P2" draw:id="id1" draw:layer="layout" svg:width="2.654cm" svg:height="1.36cm" svg:x="7.976cm" svg:y="10.426cm">
            <text:p text:style-name="P2">Plasmids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9024.0755310778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frame draw:style-name="gr1" draw:text-style-name="P1" draw:layer="layout" svg:width="0.384cm" svg:height="0.95cm" svg:x="8.69cm" svg:y="9.983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9.325cm" svg:y="9.983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8.941cm" svg:y="9.668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9.576cm" svg:y="9.668cm">
              <draw:image xlink:href="Pictures/10000000000000CA000001F4A6D6FA09.jpg" xlink:type="simple" xlink:show="embed" xlink:actuate="onLoad">
                <text:p/>
              </draw:image>
            </draw:frame>
          </draw:g>
        </draw:g>
        <draw:g>
          <draw:custom-shape draw:style-name="gr2" draw:text-style-name="P2" draw:id="id9" draw:layer="layout" svg:width="2.654cm" svg:height="1.36cm" svg:x="6.706cm" svg:y="18.681cm">
            <text:p text:style-name="P2">Proteins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9024.0755310778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frame draw:style-name="gr1" draw:text-style-name="P1" draw:layer="layout" svg:width="0.384cm" svg:height="0.95cm" svg:x="7.457cm" svg:y="18.255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8.092cm" svg:y="18.255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7.708cm" svg:y="17.94cm">
              <draw:image xlink:href="Pictures/10000000000000CA000001F4A6D6FA09.jpg" xlink:type="simple" xlink:show="embed" xlink:actuate="onLoad">
                <text:p/>
              </draw:image>
            </draw:frame>
            <draw:frame draw:style-name="gr1" draw:text-style-name="P1" draw:layer="layout" svg:width="0.384cm" svg:height="0.95cm" svg:x="8.343cm" svg:y="17.94cm">
              <draw:image xlink:href="Pictures/10000000000000CA000001F4A6D6FA09.jpg" xlink:type="simple" xlink:show="embed" xlink:actuate="onLoad">
                <text:p/>
              </draw:image>
            </draw:frame>
          </draw:g>
        </draw:g>
        <draw:g draw:id="id6">
          <draw:frame draw:style-name="gr1" draw:text-style-name="P1" draw:layer="layout" svg:width="3.306cm" svg:height="1.93cm" svg:x="14.195cm" svg:y="8.695cm">
            <draw:image xlink:href="Pictures/100002000000007D00000049284B6732.gif" xlink:type="simple" xlink:show="embed" xlink:actuate="onLoad">
              <text:p/>
            </draw:image>
          </draw:frame>
          <draw:frame draw:style-name="gr6" draw:text-style-name="P3" draw:layer="layout" svg:width="3.88cm" svg:height="0.759cm" svg:x="13.691cm" svg:y="10.519cm">
            <draw:text-box>
              <text:p text:style-name="P3"><text:span text:style-name="T1">Plasmid Building</text:span></text:p>
            </draw:text-box>
          </draw:frame>
        </draw:g>
        <draw:connector draw:style-name="gr4" draw:text-style-name="P1" draw:layer="layout" draw:type="lines" svg:x1="7.976cm" svg:y1="10.727cm" svg:x2="5.55cm" svg:y2="9.641cm" draw:start-shape="id10" draw:start-glue-point="3" draw:end-shape="id3" draw:end-glue-point="9">
          <text:p/>
        </draw:connector>
        <draw:connector draw:style-name="gr4" draw:text-style-name="P1" draw:layer="layout" svg:x1="9.303cm" svg:y1="11.786cm" svg:x2="13.691cm" svg:y2="13.691cm" draw:start-shape="id10" draw:start-glue-point="2" draw:end-shape="id5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b6b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051cm" draw:shadow-offset-y="0.051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7-12-06T14:56:04</meta:creation-date>
    <dc:date>2007-12-12T09:08:14</dc:date>
    <dc:language>en-US</dc:language>
    <meta:editing-cycles>8</meta:editing-cycles>
    <meta:editing-duration>P4DT23H36M22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